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75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3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Evidence Cou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5" table:number-rows-spanned="1">
            <text:p>WEB</text:p>
          </table:table-cell>
          <table:covered-table-cell table:number-columns-repeated="4" table:style-name="ce5"/>
          <table:table-cell table:number-columns-repeated="1017"/>
        </table:table-row>
        <table:table-row table:style-name="ro1">
          <table:table-cell office:value-type="string" calcext:value-type="string">
            <text:p><text:a xlink:href="#l5_a05f0a0feefa8d8467ac80e16e7de071489f0d9c" xlink:type="simple">bsh-2.0b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0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2_2b7a51e6e1f1081cc1c16ef1af045ddb60a52584" xlink:type="simple">wicket-datetime-6.23.0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8_aadbf822539bc170014701382cff887094c4c3df" xlink:type="simple">bootstrap-3.2.0.jar</text:a>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9_195eda53ac8beba7bff08f9919b48c954c858590" xlink:type="simple">jquery-1.11.1.jar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33_69e12f4c6aeac392555f1ea86fab82b5e5e31ad4" xlink:type="simple">guava-14.0.1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36_0c589509ec6fd86d5d2fda37e07c08538235d3b9" xlink:type="simple">protobuf-java-2.4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40_dfea339f96b215b411fd6befd7d2981fc6212e6f" xlink:type="simple">jquery-ui-1.10.4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48_2602656c536cb2294bdacc25a5d7ebfdd93e25a0" xlink:type="simple">wicket-core-6.19.0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51_c772adbd46530f866253ec5c2545507277c3afb6" xlink:type="simple">jasperreports-5.6.1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52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58_351847d8a41175565b5faa54fab42fe20fe6cc91" xlink:type="simple">castor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6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66_f5d3f92276d485f8dafd46a45c73c0383fae0ca4" xlink:type="simple">wicketstuff-editable-grid-6.17.0.jar</text:a></text:p>
          </table:table-cell>
          <table:table-cell office:value-type="string" calcext:value-type="string">
            <text:p>CRITICAL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High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68_7722fd81aa02c05a985398fa4c9075e4c87e8a88" xlink:type="simple">poi-3.5-FINAL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70_7999a63bfccbc7c247a9aea10d83d4272bd492c6" xlink:type="simple">log4j-1.2.16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73_153f2f92a786f12fc111d0111f709012df87c808" xlink:type="simple">postgresql-9.0-801.jdbc4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79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3_e38927a7ee37a43950d0ca58d63042d14ca93a5f" xlink:type="simple">resteasy-jaxrs-3.0.11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7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91_fb554331f1347f696075cef17939a82dcdbf334f" xlink:type="simple">jackson-core-asl-1.6.3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High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92_401018ca417fd6241dfb4cc40aca7fe47a55bd3e" xlink:type="simple">jackson-mapper-asl-1.6.3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09_94a9ce681a42d0352b3ad22659f67835e560d107" xlink:type="simple">axis-1.4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17_fd984c39603845556a8721a91f591a4610c6c960" xlink:type="simple">bcprov-jdk14-136.jar</text:a></text:p>
          </table:table-cell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28_43dc554608df885a59ddeece1598c6ace434d747" xlink:type="simple">jQuery-2.1.4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31_7f650ee30c6a4d3eea04032039b20ff72997559b" xlink:type="simple">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32_27947c0c0fa837da9bdfdfc36f649c25f54bd1c0" xlink:type="simple">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40_542cfd539f0cad650342c8cab8baf1cdbcd5fea6" xlink:type="simple">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98_03fbda977f5ef8619db207e2f6f140a5ed01f4f9" xlink:type="simple">wicket-datetime-6.23.0.jar: yuiloader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99_14ab8b78242e9c57899f4be78f393d7ccfaa0cc4" xlink:type="simple">wicket-datetime-6.23.0.jar: yuiloader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0_117431b4de69f8927468fe55d068c495ebe77e27" xlink:type="simple">wicket-datetime-6.23.0.jar: yahoo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1_f63225ad08c2769101b7db1604bb84eef07d6747" xlink:type="simple">wicket-datetime-6.23.0.jar: yahoo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2_4891d997f6630d463539a5f9eb88d56b21e7eddb" xlink:type="simple">wicket-datetime-6.23.0.jar: dom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3_bf1d45bf1645918f24cbfd35726a65632ead2f66" xlink:type="simple">wicket-datetime-6.23.0.jar: dom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4_f58c82c7e8388d7945996d97d327e51720b8db24" xlink:type="simple">wicket-datetime-6.23.0.jar: event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5_1c3f7df5fd8cf5937bb26f0ca76d09dc3e87eb5c" xlink:type="simple">wicket-datetime-6.23.0.jar: event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6_63aa83b8b83f9569802c3b24819cc477f4b5fdf3" xlink:type="simple">wicket-datetime-6.23.0.jar: yahoo-dom-event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7_81fdbfa751ce9876375810febb66dd7ea5430405" xlink:type="simple">wicket-datetime-6.23.0.jar: calendar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09_2c0ea6a839df080c4bb7925f7e46840ae284e5bc" xlink:type="simple">wicket-datetime-6.23.0.jar: calendar-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27_b5a7a40ada6f87047f00e95915356aff82cb0959" xlink:type="simple">wicket-bootstrap-core-0.9.7.jar: jquery-migrate-1.2.1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29_743052320809514fb788fe1d3df37fc87ce90452" xlink:type="simple">wicket-bootstrap-core-0.9.7.jar: jquery-migrate-1.2.1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32_ebd919a77a92571f33adef36fa63030415ec0657" xlink:type="simple">wicket-bootstrap-core-0.9.7.jar: bootlint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69_264db0923cd4219a94b08d402dc68d203f5a59aa" xlink:type="simple">wicket-bootstrap-extensions-0.9.7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340_679dc5cc110ee2c7b083cf52541544c01efea018" xlink:type="simple">jquery-ui-1.10.4.jar: 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557_b288bc46a7f84f15bc93da08779f752cc90735fa" xlink:type="simple">jquerypp-1.0.1.jar: string.js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740_5e9cd39c1ac62a5ea1b36a656f6e5ecb2c760390" xlink:type="simple">jquery-ui-1.10.4.jar: jquery.ui.dialog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743_0dd6a61274ce30b4d785e739496ecb16e6177c11" xlink:type="simple">jquery-ui-1.10.4.jar: jquery-ui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793_e4c1d4c8be6239ae719c03664af9909eb32e3b86" xlink:type="simple">jquery-ui-core-6.2.2.jar: jquery-ui-1.10.1.custom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06_d8c0a049a5431416c60f152386dd6f3beaabbba4" xlink:type="simple">wicket-jquery-ui-core-6.20.0.jar: moment.min.js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12_1852661bd11a09ca9b9cb63d1aa6ff390fffaf4e" xlink:type="simple">wicket-core-6.19.0.jar: jquery-2.1.3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13_5b57851b09022c5e5f3a5fd08152b2dc12671974" xlink:type="simple">wicket-core-6.19.0.jar: jquery-1.11.2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14_8130544c215fe5d1ec081d83461bf4a711e74882" xlink:type="simple">wicket-core-6.19.0.jar: jquery-1.11.2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15_41b4bfbaa96be6d1440db6e78004ade1c134e276" xlink:type="simple">wicket-core-6.19.0.jar: jquery-2.1.3.min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51_d63d5354f6b2a86723938d3bba3aa685375f5e90" xlink:type="simple">wicketstuff-inmethod-grid-6.17.0.jar: event.min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52_1502e071d464511eee5636ed0a93f213d6034ea6" xlink:type="simple">wicketstuff-inmethod-grid-6.17.0.jar: event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53_fdb3305857a44116ca5bf206496a71a3388f12ea" xlink:type="simple">wicketstuff-inmethod-grid-6.17.0.jar: yahoo.min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54_d99908b27e39cb9bcdf7e85fd721fedc12b37036" xlink:type="simple">wicketstuff-inmethod-grid-6.17.0.jar: yahoo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55_dace26e44bf8b145b9279e9266b901962cf77387" xlink:type="simple">wicketstuff-inmethod-grid-6.17.0.jar: dom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857_abfbf73c5ef9d3bfdbc0a7630de7c90cea8fe112" xlink:type="simple">wicketstuff-inmethod-grid-6.17.0.jar: dom.min.js</text:a>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ENTITY</text:p>
          </table:table-cell>
          <table:covered-table-cell table:number-columns-repeated="4" table:style-name="ce6"/>
          <table:table-cell table:number-columns-repeated="1017"/>
        </table:table-row>
        <table:table-row table:style-name="ro1">
          <table:table-cell office:value-type="string" calcext:value-type="string">
            <text:p><text:a xlink:href="#l9_a05f0a0feefa8d8467ac80e16e7de071489f0d9c" xlink:type="simple">bsh-2.0b4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16_da217367fd25e88df52ba79e47658d4cf928b0d1" xlink:type="simple">commons-collections4-4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27_95174823e13aa828cb715b542e647e56096ffcb2" xlink:type="simple">poi-3.10.1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35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45_e38927a7ee37a43950d0ca58d63042d14ca93a5f" xlink:type="simple">resteasy-jaxrs-3.0.11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49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#l55_8b290aae44213e2f6da00c07af59b0d442068f4d" xlink:type="simple">jackson-mapper-asl-1.9.12.jar</text:a></text:p>
          </table:table-cell>
          <table:table-cell office:value-type="string" calcext:value-type="string">
            <text:p>CRITICAL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1:03:57.785950181</meta:creation-date>
    <dc:date>2020-04-22T11:08:11.889566721</dc:date>
    <meta:editing-duration>PT4M15S</meta:editing-duration>
    <meta:editing-cycles>1</meta:editing-cycles>
    <meta:document-statistic meta:table-count="1" meta:cell-count="297" meta:object-count="0"/>
    <meta:generator>LibreOffice/6.0.7.3$Linux_X86_64 LibreOffice_project/00m0$Build-3</meta:generator>
  </office:meta>
</office:document-meta>
</file>